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9043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1.0756in"/>
    </style:style>
    <style:style style:name="co4" style:family="table-column">
      <style:table-column-properties fo:break-before="auto" style:column-width="2.8339in"/>
    </style:style>
    <style:style style:name="co5" style:family="table-column">
      <style:table-column-properties fo:break-before="auto" style:column-width="2.7917in"/>
    </style:style>
    <style:style style:name="co6" style:family="table-column">
      <style:table-column-properties fo:break-before="auto" style:column-width="2.2228in"/>
    </style:style>
    <style:style style:name="co7" style:family="table-column">
      <style:table-column-properties fo:break-before="auto" style:column-width="1.5654in"/>
    </style:style>
    <style:style style:name="co8" style:family="table-column">
      <style:table-column-properties fo:break-before="auto" style:column-width="1.7083in"/>
    </style:style>
    <style:style style:name="co9" style:family="table-column">
      <style:table-column-properties fo:break-before="auto" style:column-width="2.008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_3" table:style-name="ta1">
        <table:shapes>
          <draw:frame draw:z-index="0" draw:style-name="gr1" draw:text-style-name="P1" svg:width="6.3071in" svg:height="3.5453in" svg:x="0.3665in" svg:y="1.5894in">
            <draw:object draw:notify-on-update-of-ranges="Results_3.A1:Results_3.A1 Results_3.A2:Results_3.A6 Results_3.B1:Results_3.B1 Results_3.B2:Results_3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3685in" svg:y="5.237in">
            <draw:object draw:notify-on-update-of-ranges="Results_3.A1:Results_3.A1 Results_3.A2:Results_3.A6 Results_3.C1:Results_3.C1 Results_3.C2:Results_3.C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65in" svg:height="3.5449in" svg:x="6.9in" svg:y="1.4535in">
            <draw:object draw:notify-on-update-of-ranges="Results_3.A1:Results_3.A1 Results_3.A2:Results_3.A6 Results_3.D1:Results_3.D1 Results_3.D2:Results_3.D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61in" svg:height="3.5453in" svg:x="6.9756in" svg:y="5.2598in">
            <draw:object draw:notify-on-update-of-ranges="Results_3.A1:Results_3.A1 Results_3.A2:Results_3.A6 Results_3.E1:Results_3.E1 Results_3.E2:Results_3.E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69in" svg:height="3.5449in" svg:x="13.4134in" svg:y="1.5059in">
            <draw:object draw:notify-on-update-of-ranges="Results_3.A1:Results_3.A1 Results_3.A2:Results_3.A6 Results_3.F1:Results_3.F1 Results_3.F2:Results_3.F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Benchmarks</text:p>
          </table:table-cell>
          <table:table-cell office:value-type="string" calcext:value-type="string">
            <text:p>sim_seconds</text:p>
          </table:table-cell>
          <table:table-cell office:value-type="string" calcext:value-type="string">
            <text:p>system.cpu.cpi</text:p>
          </table:table-cell>
          <table:table-cell office:value-type="string" calcext:value-type="string">
            <text:p>system.cpu.dcache.overall_miss_rate::total</text:p>
          </table:table-cell>
          <table:table-cell office:value-type="string" calcext:value-type="string">
            <text:p>system.cpu.icache.overall_miss_rate::total</text:p>
          </table:table-cell>
          <table:table-cell office:value-type="string" calcext:value-type="string">
            <text:p>system.l2.overall_miss_rate::total</text:p>
          </table:table-cell>
          <table:table-cell office:value-type="string" calcext:value-type="string">
            <text:p>sim_insts</text:p>
          </table:table-cell>
          <table:table-cell office:value-type="string" calcext:value-type="string">
            <text:p>system.clk_domain.clock</text:p>
          </table:table-cell>
          <table:table-cell office:value-type="string" calcext:value-type="string">
            <text:p>system.cpu_clk_domain.clock</text:p>
          </table:table-cell>
        </table:table-row>
        <table:table-row table:style-name="ro1">
          <table:table-cell office:value-type="string" calcext:value-type="string">
            <text:p>specbzip</text:p>
          </table:table-cell>
          <table:table-cell office:value-type="float" office:value="0.045678" calcext:value-type="float">
            <text:p>0.045678</text:p>
          </table:table-cell>
          <table:table-cell office:value-type="float" office:value="1.827129" calcext:value-type="float">
            <text:p>1.827129</text:p>
          </table:table-cell>
          <table:table-cell office:value-type="float" office:value="0.014941" calcext:value-type="float">
            <text:p>0.014941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0.282171" calcext:value-type="float">
            <text:p>0.282171</text:p>
          </table:table-cell>
          <table:table-cell office:value-type="float" office:value="100000001" calcext:value-type="float">
            <text:p>1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pechmmer</text:p>
          </table:table-cell>
          <table:table-cell office:value-type="float" office:value="0.029829" calcext:value-type="float">
            <text:p>0.029829</text:p>
          </table:table-cell>
          <table:table-cell office:value-type="float" office:value="1.193164" calcext:value-type="float">
            <text:p>1.193164</text:p>
          </table:table-cell>
          <table:table-cell office:value-type="float" office:value="0.001637" calcext:value-type="float">
            <text:p>0.001637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.077763" calcext:value-type="float">
            <text:p>0.077763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peclibm</text:p>
          </table:table-cell>
          <table:table-cell office:value-type="float" office:value="0.131829" calcext:value-type="float">
            <text:p>0.131829</text:p>
          </table:table-cell>
          <table:table-cell office:value-type="float" office:value="5.273174" calcext:value-type="float">
            <text:p>5.273174</text:p>
          </table:table-cell>
          <table:table-cell office:value-type="float" office:value="0.060972" calcext:value-type="float">
            <text:p>0.060972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0.999944" calcext:value-type="float">
            <text:p>0.99994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pecmcf</text:p>
          </table:table-cell>
          <table:table-cell office:value-type="float" office:value="0.033496" calcext:value-type="float">
            <text:p>0.033496</text:p>
          </table:table-cell>
          <table:table-cell office:value-type="float" office:value="1.339831" calcext:value-type="float">
            <text:p>1.339831</text:p>
          </table:table-cell>
          <table:table-cell office:value-type="float" office:value="0.002108" calcext:value-type="float">
            <text:p>0.002108</text:p>
          </table:table-cell>
          <table:table-cell office:value-type="float" office:value="0.023609" calcext:value-type="float">
            <text:p>0.023609</text:p>
          </table:table-cell>
          <table:table-cell office:value-type="float" office:value="0.055046" calcext:value-type="float">
            <text:p>0.055046</text:p>
          </table:table-cell>
          <table:table-cell office:value-type="float" office:value="100000001" calcext:value-type="float">
            <text:p>1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pecsjeng</text:p>
          </table:table-cell>
          <table:table-cell office:value-type="float" office:value="0.417558" calcext:value-type="float">
            <text:p>0.417558</text:p>
          </table:table-cell>
          <table:table-cell office:value-type="float" office:value="16.702304" calcext:value-type="float">
            <text:p>16.702304</text:p>
          </table:table-cell>
          <table:table-cell office:value-type="float" office:value="0.121831" calcext:value-type="float">
            <text:p>0.12183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999972" calcext:value-type="float">
            <text:p>0.99997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29T19:51:28.109026236</dc:date>
    <meta:editing-duration>PT2H13M31S</meta:editing-duration>
    <meta:editing-cycles>1</meta:editing-cycles>
    <meta:document-statistic meta:table-count="1" meta:cell-count="54" meta:object-count="5"/>
    <meta:generator>LibreOffice/25.8.4.2$Linux_X86_64 LibreOffice_project/58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bar" chart:style-name="ch1">
        <chart:legend chart:legend-position="end" svg:x="13.259cm" svg:y="4.204cm" style:legend-expansion="high" chart:style-name="ch2"/>
        <chart:plot-area chart:style-name="ch3" svg:x="0.32cm" svg:y="0.18cm" svg:width="12.619cm" svg:height="8.64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314cm" svg:y="0.18cm" svg:width="11.55cm" svg:height="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Results_3.A2:Results_3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Results_3.B2:Results_3.B6" chart:label-cell-address="Results_3.B1:Results_3.B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_seconds</text:p>
                <draw:g>
                  <svg:desc>Results_3.B1:Results_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ecbzip</text:p>
                <draw:g>
                  <svg:desc>Results_3.A2:Results_3.A6</svg:desc>
                </draw:g>
              </table:table-cell>
              <table:table-cell office:value-type="float" office:value="0.045678">
                <text:p>0.045678</text:p>
                <draw:g>
                  <svg:desc>Results_3.B2:Results_3.B6</svg:desc>
                </draw:g>
              </table:table-cell>
            </table:table-row>
            <table:table-row>
              <table:table-cell office:value-type="string">
                <text:p>spechmmer</text:p>
              </table:table-cell>
              <table:table-cell office:value-type="float" office:value="0.029829">
                <text:p>0.029829</text:p>
              </table:table-cell>
            </table:table-row>
            <table:table-row>
              <table:table-cell office:value-type="string">
                <text:p>speclibm</text:p>
              </table:table-cell>
              <table:table-cell office:value-type="float" office:value="0.131829">
                <text:p>0.131829</text:p>
              </table:table-cell>
            </table:table-row>
            <table:table-row>
              <table:table-cell office:value-type="string">
                <text:p>specmcf</text:p>
              </table:table-cell>
              <table:table-cell office:value-type="float" office:value="0.033496">
                <text:p>0.033496</text:p>
              </table:table-cell>
            </table:table-row>
            <table:table-row>
              <table:table-cell office:value-type="string">
                <text:p>specsjeng</text:p>
              </table:table-cell>
              <table:table-cell office:value-type="float" office:value="0.417558">
                <text:p>0.4175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97cm" svg:y="4.201cm" style:legend-expansion="high" chart:style-name="ch2"/>
        <chart:plot-area chart:style-name="ch3" svg:x="0.32cm" svg:y="0.18cm" svg:width="12.33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05cm" svg:y="0.18cm" svg:width="11.504cm" svg:height="7.99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Results_3.A2:Results_3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Results_3.C2:Results_3.C6" chart:label-cell-address="Results_3.C1:Results_3.C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tem.cpu.cpi</text:p>
                <draw:g>
                  <svg:desc>Results_3.C1:Results_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ecbzip</text:p>
                <draw:g>
                  <svg:desc>Results_3.A2:Results_3.A6</svg:desc>
                </draw:g>
              </table:table-cell>
              <table:table-cell office:value-type="float" office:value="1.827129">
                <text:p>1.827129</text:p>
                <draw:g>
                  <svg:desc>Results_3.C2:Results_3.C6</svg:desc>
                </draw:g>
              </table:table-cell>
            </table:table-row>
            <table:table-row>
              <table:table-cell office:value-type="string">
                <text:p>spechmmer</text:p>
              </table:table-cell>
              <table:table-cell office:value-type="float" office:value="1.193164">
                <text:p>1.193164</text:p>
              </table:table-cell>
            </table:table-row>
            <table:table-row>
              <table:table-cell office:value-type="string">
                <text:p>speclibm</text:p>
              </table:table-cell>
              <table:table-cell office:value-type="float" office:value="5.273174">
                <text:p>5.273174</text:p>
              </table:table-cell>
            </table:table-row>
            <table:table-row>
              <table:table-cell office:value-type="string">
                <text:p>specmcf</text:p>
              </table:table-cell>
              <table:table-cell office:value-type="float" office:value="1.339831">
                <text:p>1.339831</text:p>
              </table:table-cell>
            </table:table-row>
            <table:table-row>
              <table:table-cell office:value-type="string">
                <text:p>specsjeng</text:p>
              </table:table-cell>
              <table:table-cell office:value-type="float" office:value="16.702304">
                <text:p>16.7023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bar" chart:style-name="ch1">
        <chart:legend chart:legend-position="end" svg:x="10.46cm" svg:y="4.004cm" style:legend-expansion="high" chart:style-name="ch2"/>
        <chart:plot-area chart:style-name="ch3" svg:x="0.319cm" svg:y="0.18cm" svg:width="9.822cm" svg:height="8.6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239cm" svg:y="0.207cm" svg:width="8.902cm" svg:height="7.94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Results_3.A2:Results_3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Results_3.D2:Results_3.D6" chart:label-cell-address="Results_3.D1:Results_3.D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tem.cpu.dcache.overall_miss_rate::total</text:p>
                <draw:g>
                  <svg:desc>Results_3.D1:Results_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ecbzip</text:p>
                <draw:g>
                  <svg:desc>Results_3.A2:Results_3.A6</svg:desc>
                </draw:g>
              </table:table-cell>
              <table:table-cell office:value-type="float" office:value="0.014941">
                <text:p>0.014941</text:p>
                <draw:g>
                  <svg:desc>Results_3.D2:Results_3.D6</svg:desc>
                </draw:g>
              </table:table-cell>
            </table:table-row>
            <table:table-row>
              <table:table-cell office:value-type="string">
                <text:p>spechmmer</text:p>
              </table:table-cell>
              <table:table-cell office:value-type="float" office:value="0.001637">
                <text:p>0.001637</text:p>
              </table:table-cell>
            </table:table-row>
            <table:table-row>
              <table:table-cell office:value-type="string">
                <text:p>speclibm</text:p>
              </table:table-cell>
              <table:table-cell office:value-type="float" office:value="0.060972">
                <text:p>0.060972</text:p>
              </table:table-cell>
            </table:table-row>
            <table:table-row>
              <table:table-cell office:value-type="string">
                <text:p>specmcf</text:p>
              </table:table-cell>
              <table:table-cell office:value-type="float" office:value="0.002108">
                <text:p>0.002108</text:p>
              </table:table-cell>
            </table:table-row>
            <table:table-row>
              <table:table-cell office:value-type="string">
                <text:p>specsjeng</text:p>
              </table:table-cell>
              <table:table-cell office:value-type="float" office:value="0.121831">
                <text:p>0.1218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bar" chart:style-name="ch1">
        <chart:legend chart:legend-position="end" svg:x="10.574cm" svg:y="4.005cm" style:legend-expansion="high" chart:style-name="ch2"/>
        <chart:plot-area chart:style-name="ch3" svg:x="0.319cm" svg:y="0.18cm" svg:width="9.936cm" svg:height="8.64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454cm" svg:y="0.18cm" svg:width="8.778cm" svg:height="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Results_3.A2:Results_3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Results_3.E2:Results_3.E6" chart:label-cell-address="Results_3.E1:Results_3.E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tem.cpu.icache.overall_miss_rate::total</text:p>
                <draw:g>
                  <svg:desc>Results_3.E1:Results_3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ecbzip</text:p>
                <draw:g>
                  <svg:desc>Results_3.A2:Results_3.A6</svg:desc>
                </draw:g>
              </table:table-cell>
              <table:table-cell office:value-type="float" office:value="0.000077">
                <text:p>0.000077</text:p>
                <draw:g>
                  <svg:desc>Results_3.E2:Results_3.E6</svg:desc>
                </draw:g>
              </table:table-cell>
            </table:table-row>
            <table:table-row>
              <table:table-cell office:value-type="string">
                <text:p>spechmmer</text:p>
              </table:table-cell>
              <table:table-cell office:value-type="float" office:value="0.000221">
                <text:p>0.000221</text:p>
              </table:table-cell>
            </table:table-row>
            <table:table-row>
              <table:table-cell office:value-type="string">
                <text:p>speclibm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specmcf</text:p>
              </table:table-cell>
              <table:table-cell office:value-type="float" office:value="0.023609">
                <text:p>0.023609</text:p>
              </table:table-cell>
            </table:table-row>
            <table:table-row>
              <table:table-cell office:value-type="string">
                <text:p>specsjeng</text:p>
              </table:table-cell>
              <table:table-cell office:value-type="float" office:value="0.00002">
                <text:p>0.000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bar" chart:style-name="ch1">
        <chart:legend chart:legend-position="end" svg:x="10.519cm" svg:y="4.004cm" style:legend-expansion="high" chart:style-name="ch2"/>
        <chart:plot-area chart:style-name="ch3" svg:x="0.319cm" svg:y="0.18cm" svg:width="9.881cm" svg:height="8.6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048cm" svg:y="0.186cm" svg:width="9.152cm" svg:height="7.98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Results_3.A2:Results_3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Results_3.F2:Results_3.F6" chart:label-cell-address="Results_3.F1:Results_3.F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tem.l2.overall_miss_rate::total</text:p>
                <draw:g>
                  <svg:desc>Results_3.F1:Results_3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ecbzip</text:p>
                <draw:g>
                  <svg:desc>Results_3.A2:Results_3.A6</svg:desc>
                </draw:g>
              </table:table-cell>
              <table:table-cell office:value-type="float" office:value="0.282171">
                <text:p>0.282171</text:p>
                <draw:g>
                  <svg:desc>Results_3.F2:Results_3.F6</svg:desc>
                </draw:g>
              </table:table-cell>
            </table:table-row>
            <table:table-row>
              <table:table-cell office:value-type="string">
                <text:p>spechmmer</text:p>
              </table:table-cell>
              <table:table-cell office:value-type="float" office:value="0.077763">
                <text:p>0.077763</text:p>
              </table:table-cell>
            </table:table-row>
            <table:table-row>
              <table:table-cell office:value-type="string">
                <text:p>speclibm</text:p>
              </table:table-cell>
              <table:table-cell office:value-type="float" office:value="0.999944">
                <text:p>0.999944</text:p>
              </table:table-cell>
            </table:table-row>
            <table:table-row>
              <table:table-cell office:value-type="string">
                <text:p>specmcf</text:p>
              </table:table-cell>
              <table:table-cell office:value-type="float" office:value="0.055046">
                <text:p>0.055046</text:p>
              </table:table-cell>
            </table:table-row>
            <table:table-row>
              <table:table-cell office:value-type="string">
                <text:p>specsjeng</text:p>
              </table:table-cell>
              <table:table-cell office:value-type="float" office:value="0.999972">
                <text:p>0.9999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